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8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3-03-0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7-0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2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445" calcext:value-type="float">
            <text:p>30.992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3073548387" calcext:value-type="float">
            <text:p>31.0833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636775" calcext:value-type="float">
            <text:p>31.136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52744" calcext:value-type="float">
            <text:p>31.07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21739354839" calcext:value-type="float">
            <text:p>30.9621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2328" calcext:value-type="float">
            <text:p>31.0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903475" calcext:value-type="float">
            <text:p>31.1390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36660645161" calcext:value-type="float">
            <text:p>31.0036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63208" calcext:value-type="float">
            <text:p>31.11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50769032258" calcext:value-type="float">
            <text:p>31.2550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99642352941" calcext:value-type="float">
            <text:p>31.179964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66852413793" calcext:value-type="float">
            <text:p>31.20668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69277419355" calcext:value-type="float">
            <text:p>31.216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99775" calcext:value-type="float">
            <text:p>31.2239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8947" calcext:value-type="float">
            <text:p>31.19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2443870968" calcext:value-type="float">
            <text:p>31.0342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7716" calcext:value-type="float">
            <text:p>30.7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64005" calcext:value-type="float">
            <text:p>30.636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79752258064" calcext:value-type="float">
            <text:p>30.7979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88616" calcext:value-type="float">
            <text:p>30.71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2477419355" calcext:value-type="float">
            <text:p>30.348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2580645161" calcext:value-type="float">
            <text:p>30.025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1780645161" calcext:value-type="float">
            <text:p>29.766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78168571429" calcext:value-type="float">
            <text:p>29.66781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483264" calcext:value-type="float">
            <text:p>29.704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30096" calcext:value-type="float">
            <text:p>30.63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0787096774" calcext:value-type="float">
            <text:p>30.446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41712" calcext:value-type="float">
            <text:p>30.22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49175" calcext:value-type="float">
            <text:p>30.2234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61538064516" calcext:value-type="float">
            <text:p>30.506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92912" calcext:value-type="float">
            <text:p>30.5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8162580645" calcext:value-type="float">
            <text:p>30.7428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1494193548" calcext:value-type="float">
            <text:p>30.7291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6856774193" calcext:value-type="float">
            <text:p>30.65668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87482857143" calcext:value-type="float">
            <text:p>30.5887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2943483871" calcext:value-type="float">
            <text:p>30.7529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76475" calcext:value-type="float">
            <text:p>30.707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1488" calcext:value-type="float">
            <text:p>30.6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6665" calcext:value-type="float">
            <text:p>30.466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5688" calcext:value-type="float">
            <text:p>30.68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90975" calcext:value-type="float">
            <text:p>31.2819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11548387097" calcext:value-type="float">
            <text:p>31.731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6504" calcext:value-type="float">
            <text:p>31.92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7393548387" calcext:value-type="float">
            <text:p>31.872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94487741936" calcext:value-type="float">
            <text:p>31.6494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7806451613" calcext:value-type="float">
            <text:p>31.72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7958" calcext:value-type="float">
            <text:p>31.66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16580645161" calcext:value-type="float">
            <text:p>31.701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777625" calcext:value-type="float">
            <text:p>31.7377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01856" calcext:value-type="float">
            <text:p>31.66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1643870968" calcext:value-type="float">
            <text:p>31.537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02064" calcext:value-type="float">
            <text:p>31.42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756825" calcext:value-type="float">
            <text:p>31.597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02761290323" calcext:value-type="float">
            <text:p>31.460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9456" calcext:value-type="float">
            <text:p>31.26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150125" calcext:value-type="float">
            <text:p>31.0615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95064" calcext:value-type="float">
            <text:p>30.8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8882580645" calcext:value-type="float">
            <text:p>30.9378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92717241379" calcext:value-type="float">
            <text:p>30.9592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397775" calcext:value-type="float">
            <text:p>31.063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44121290323" calcext:value-type="float">
            <text:p>31.0244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7868" calcext:value-type="float">
            <text:p>30.94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41406451613" calcext:value-type="float">
            <text:p>30.794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4593548387" calcext:value-type="float">
            <text:p>30.775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06529032258" calcext:value-type="float">
            <text:p>30.910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32379354839" calcext:value-type="float">
            <text:p>31.0932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7392" calcext:value-type="float">
            <text:p>30.95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3585" calcext:value-type="float">
            <text:p>30.6813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61088" calcext:value-type="float">
            <text:p>30.43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46262857143" calcext:value-type="float">
            <text:p>30.3746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6106" calcext:value-type="float">
            <text:p>30.56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04624516129" calcext:value-type="float">
            <text:p>30.640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9168" calcext:value-type="float">
            <text:p>30.55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10412903226" calcext:value-type="float">
            <text:p>30.331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61829677419" calcext:value-type="float">
            <text:p>30.346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93579354839" calcext:value-type="float">
            <text:p>30.5293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9442580645" calcext:value-type="float">
            <text:p>30.242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96911304348" calcext:value-type="float">
            <text:p>30.029691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10304516129" calcext:value-type="float">
            <text:p>29.851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63858064516" calcext:value-type="float">
            <text:p>30.076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53901935484" calcext:value-type="float">
            <text:p>30.6153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00105714286" calcext:value-type="float">
            <text:p>31.0000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36947096774" calcext:value-type="float">
            <text:p>31.1836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76275" calcext:value-type="float">
            <text:p>31.248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69024" calcext:value-type="float">
            <text:p>31.14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81716129032" calcext:value-type="float">
            <text:p>30.968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1851" calcext:value-type="float">
            <text:p>30.811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55339354839" calcext:value-type="float">
            <text:p>31.1755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8008" calcext:value-type="float">
            <text:p>31.40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7899354839" calcext:value-type="float">
            <text:p>31.3187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7806451613" calcext:value-type="float">
            <text:p>31.342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983225806" calcext:value-type="float">
            <text:p>31.5468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5711428571" calcext:value-type="float">
            <text:p>31.7295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2237419355" calcext:value-type="float">
            <text:p>31.6802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18925" calcext:value-type="float">
            <text:p>31.6131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93832" calcext:value-type="float">
            <text:p>31.53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9326451613" calcext:value-type="float">
            <text:p>31.4159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93224" calcext:value-type="float">
            <text:p>31.45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1298" calcext:value-type="float">
            <text:p>31.721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5496774194" calcext:value-type="float">
            <text:p>31.854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61496" calcext:value-type="float">
            <text:p>32.89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3512516129" calcext:value-type="float">
            <text:p>33.0935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0934193548" calcext:value-type="float">
            <text:p>32.9480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5828965517" calcext:value-type="float">
            <text:p>32.93658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6949677419" calcext:value-type="float">
            <text:p>32.918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9162" calcext:value-type="float">
            <text:p>32.919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7896" calcext:value-type="float">
            <text:p>32.9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6401" calcext:value-type="float">
            <text:p>32.926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1488516129" calcext:value-type="float">
            <text:p>32.9014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22915" calcext:value-type="float">
            <text:p>32.8122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291" calcext:value-type="float">
            <text:p>32.808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32818064516" calcext:value-type="float">
            <text:p>32.6732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90825" calcext:value-type="float">
            <text:p>32.4129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6839483871" calcext:value-type="float">
            <text:p>32.2068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439725" calcext:value-type="float">
            <text:p>32.1343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7915862069" calcext:value-type="float">
            <text:p>32.197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09025" calcext:value-type="float">
            <text:p>32.3450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29885" calcext:value-type="float">
            <text:p>32.2929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9806451613" calcext:value-type="float">
            <text:p>32.180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381325" calcext:value-type="float">
            <text:p>32.0338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34449032258" calcext:value-type="float">
            <text:p>31.9134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635875" calcext:value-type="float">
            <text:p>31.8263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68075" calcext:value-type="float">
            <text:p>31.7356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40526451613" calcext:value-type="float">
            <text:p>31.6140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061" calcext:value-type="float">
            <text:p>31.55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7592516129" calcext:value-type="float">
            <text:p>31.447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792175" calcext:value-type="float">
            <text:p>31.3779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42016551724" calcext:value-type="float">
            <text:p>31.59420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696025" calcext:value-type="float">
            <text:p>32.0669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04005" calcext:value-type="float">
            <text:p>32.160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2536774194" calcext:value-type="float">
            <text:p>32.1532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686375" calcext:value-type="float">
            <text:p>32.0568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77478709677" calcext:value-type="float">
            <text:p>31.9777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151725" calcext:value-type="float">
            <text:p>31.951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08225" calcext:value-type="float">
            <text:p>31.900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76787096774" calcext:value-type="float">
            <text:p>31.817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5715" calcext:value-type="float">
            <text:p>32.0045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901" calcext:value-type="float">
            <text:p>32.354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69828965517" calcext:value-type="float">
            <text:p>32.32698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289325" calcext:value-type="float">
            <text:p>32.2928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3215" calcext:value-type="float">
            <text:p>32.2903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82332903226" calcext:value-type="float">
            <text:p>32.2482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549" calcext:value-type="float">
            <text:p>32.205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9246451613" calcext:value-type="float">
            <text:p>32.1139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80705" calcext:value-type="float">
            <text:p>32.5680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884125" calcext:value-type="float">
            <text:p>32.6388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5943225807" calcext:value-type="float">
            <text:p>32.5435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03725" calcext:value-type="float">
            <text:p>32.3020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4833548387" calcext:value-type="float">
            <text:p>32.1104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36725" calcext:value-type="float">
            <text:p>32.2753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05368" calcext:value-type="float">
            <text:p>32.5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65375" calcext:value-type="float">
            <text:p>32.6626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0463" calcext:value-type="float">
            <text:p>32.660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85605" calcext:value-type="float">
            <text:p>32.6785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99850322581" calcext:value-type="float">
            <text:p>32.7199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331675" calcext:value-type="float">
            <text:p>32.6333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188675" calcext:value-type="float">
            <text:p>32.6218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00663225806" calcext:value-type="float">
            <text:p>32.5100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146825" calcext:value-type="float">
            <text:p>32.3214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51971612903" calcext:value-type="float">
            <text:p>32.0451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2085" calcext:value-type="float">
            <text:p>31.92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2002758621" calcext:value-type="float">
            <text:p>31.87220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208625" calcext:value-type="float">
            <text:p>31.932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5707" calcext:value-type="float">
            <text:p>31.9457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54345806452" calcext:value-type="float">
            <text:p>31.855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844175" calcext:value-type="float">
            <text:p>31.7284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60423225806" calcext:value-type="float">
            <text:p>31.5560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87475" calcext:value-type="float">
            <text:p>31.3828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81825" calcext:value-type="float">
            <text:p>31.17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21739354839" calcext:value-type="float">
            <text:p>30.9621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7165" calcext:value-type="float">
            <text:p>30.657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7264516129" calcext:value-type="float">
            <text:p>30.34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8995" calcext:value-type="float">
            <text:p>30.0568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6148137931" calcext:value-type="float">
            <text:p>30.03614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059" calcext:value-type="float">
            <text:p>30.190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360825" calcext:value-type="float">
            <text:p>30.3936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62061935484" calcext:value-type="float">
            <text:p>30.2862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994875" calcext:value-type="float">
            <text:p>30.0699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06487741936" calcext:value-type="float">
            <text:p>29.8206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91255" calcext:value-type="float">
            <text:p>29.5791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06445" calcext:value-type="float">
            <text:p>29.540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31821935484" calcext:value-type="float">
            <text:p>29.7131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3972" calcext:value-type="float">
            <text:p>29.49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50738064516" calcext:value-type="float">
            <text:p>29.4850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85525" calcext:value-type="float">
            <text:p>30.0838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84722758621" calcext:value-type="float">
            <text:p>30.23847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72955" calcext:value-type="float">
            <text:p>30.1772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82025" calcext:value-type="float">
            <text:p>30.1848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90521290323" calcext:value-type="float">
            <text:p>30.0490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23942857143" calcext:value-type="float">
            <text:p>30.042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02652903226" calcext:value-type="float">
            <text:p>30.9802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12752" calcext:value-type="float">
            <text:p>31.69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14381935484" calcext:value-type="float">
            <text:p>31.7614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90835" calcext:value-type="float">
            <text:p>31.5290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3816774194" calcext:value-type="float">
            <text:p>31.272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84075" calcext:value-type="float">
            <text:p>31.1108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04328" calcext:value-type="float">
            <text:p>31.25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56245" calcext:value-type="float">
            <text:p>31.285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028175" calcext:value-type="float">
            <text:p>31.2102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63032258064" calcext:value-type="float">
            <text:p>31.136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30925" calcext:value-type="float">
            <text:p>31.0493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9842580645" calcext:value-type="float">
            <text:p>30.9439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61685" calcext:value-type="float">
            <text:p>31.066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69455" calcext:value-type="float">
            <text:p>31.186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68872258064" calcext:value-type="float">
            <text:p>31.2368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590775" calcext:value-type="float">
            <text:p>31.2659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23045" calcext:value-type="float">
            <text:p>31.392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16237241379" calcext:value-type="float">
            <text:p>32.25162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2145" calcext:value-type="float">
            <text:p>32.40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1037" calcext:value-type="float">
            <text:p>32.681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99963870968" calcext:value-type="float">
            <text:p>32.8599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3464" calcext:value-type="float">
            <text:p>32.92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48795" calcext:value-type="float">
            <text:p>32.9448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58345" calcext:value-type="float">
            <text:p>32.9658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20245" calcext:value-type="float">
            <text:p>32.9620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79778064516" calcext:value-type="float">
            <text:p>32.907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30435" calcext:value-type="float">
            <text:p>32.73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94358709677" calcext:value-type="float">
            <text:p>32.5294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3585" calcext:value-type="float">
            <text:p>32.493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22022068966" calcext:value-type="float">
            <text:p>32.70220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85075" calcext:value-type="float">
            <text:p>32.7148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23" calcext:value-type="float">
            <text:p>32.70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2696774194" calcext:value-type="float">
            <text:p>32.662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07425" calcext:value-type="float">
            <text:p>32.5980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34611612903" calcext:value-type="float">
            <text:p>32.633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694125" calcext:value-type="float">
            <text:p>32.6769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837625" calcext:value-type="float">
            <text:p>32.7283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8172" calcext:value-type="float">
            <text:p>32.6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87592258064" calcext:value-type="float">
            <text:p>32.4987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425425" calcext:value-type="float">
            <text:p>32.5142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3337931034" calcext:value-type="float">
            <text:p>32.54633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97" calcext:value-type="float">
            <text:p>32.52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30125" calcext:value-type="float">
            <text:p>32.5093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6148" calcext:value-type="float">
            <text:p>32.42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19171612903" calcext:value-type="float">
            <text:p>32.4719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424288" calcext:value-type="float">
            <text:p>32.484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708" calcext:value-type="float">
            <text:p>32.46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47723636364" calcext:value-type="float">
            <text:p>32.36477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40293333333" calcext:value-type="float">
            <text:p>32.1540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5039" calcext:value-type="float">
            <text:p>31.935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6724210526" calcext:value-type="float">
            <text:p>31.909672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226175" calcext:value-type="float">
            <text:p>31.8122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58725" calcext:value-type="float">
            <text:p>31.745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4203870968" calcext:value-type="float">
            <text:p>31.680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785275" calcext:value-type="float">
            <text:p>31.5878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8425806452" calcext:value-type="float">
            <text:p>31.690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094" calcext:value-type="float">
            <text:p>31.61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327825" calcext:value-type="float">
            <text:p>31.5632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23698064516" calcext:value-type="float">
            <text:p>31.4723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64755" calcext:value-type="float">
            <text:p>31.2364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39437419355" calcext:value-type="float">
            <text:p>30.963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70835" calcext:value-type="float">
            <text:p>30.7670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46819310345" calcext:value-type="float">
            <text:p>30.65468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15465" calcext:value-type="float">
            <text:p>30.6615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58025" calcext:value-type="float">
            <text:p>30.5505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77850322581" calcext:value-type="float">
            <text:p>30.3577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472625" calcext:value-type="float">
            <text:p>30.1947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7922580645" calcext:value-type="float">
            <text:p>30.550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505075" calcext:value-type="float">
            <text:p>30.505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360325" calcext:value-type="float">
            <text:p>30.3536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17705806452" calcext:value-type="float">
            <text:p>29.9717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25682758621" calcext:value-type="float">
            <text:p>29.4825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059" calcext:value-type="float">
            <text:p>29.0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00931428571" calcext:value-type="float">
            <text:p>29.8100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55315555556" calcext:value-type="float">
            <text:p>30.48553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15765" calcext:value-type="float">
            <text:p>30.901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7236129032" calcext:value-type="float">
            <text:p>31.1937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142225" calcext:value-type="float">
            <text:p>31.1914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16361290323" calcext:value-type="float">
            <text:p>30.911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897975" calcext:value-type="float">
            <text:p>30.6989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4184615385" calcext:value-type="float">
            <text:p>30.8094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8434285714" calcext:value-type="float">
            <text:p>30.69684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25012" calcext:value-type="float">
            <text:p>30.83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2401" calcext:value-type="float">
            <text:p>31.402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2564" calcext:value-type="float">
            <text:p>31.18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9986666667" calcext:value-type="float">
            <text:p>30.9349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76105806452" calcext:value-type="float">
            <text:p>30.9776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3505" calcext:value-type="float">
            <text:p>30.9983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3930322581" calcext:value-type="float">
            <text:p>31.4123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9065806452" calcext:value-type="float">
            <text:p>31.440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7636" calcext:value-type="float">
            <text:p>31.37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4732903226" calcext:value-type="float">
            <text:p>31.501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734275" calcext:value-type="float">
            <text:p>31.317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3735384615" calcext:value-type="float">
            <text:p>31.15337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99183157895" calcext:value-type="float">
            <text:p>31.149918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09315862069" calcext:value-type="float">
            <text:p>31.3909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75638709677" calcext:value-type="float">
            <text:p>31.267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761475" calcext:value-type="float">
            <text:p>31.2076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4090322581" calcext:value-type="float">
            <text:p>31.159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14285" calcext:value-type="float">
            <text:p>31.2414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638275" calcext:value-type="float">
            <text:p>31.2563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20059354839" calcext:value-type="float">
            <text:p>31.1420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281725" calcext:value-type="float">
            <text:p>30.9228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14918709677" calcext:value-type="float">
            <text:p>30.6914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45675" calcext:value-type="float">
            <text:p>30.7054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53114482759" calcext:value-type="float">
            <text:p>30.72531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75635" calcext:value-type="float">
            <text:p>30.7975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59455" calcext:value-type="float">
            <text:p>30.805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10291612903" calcext:value-type="float">
            <text:p>30.7010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20967272727" calcext:value-type="float">
            <text:p>30.79209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09408" calcext:value-type="float">
            <text:p>31.2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099" calcext:value-type="float">
            <text:p>31.272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477" calcext:value-type="float">
            <text:p>31.248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78877419355" calcext:value-type="float">
            <text:p>31.277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89225" calcext:value-type="float">
            <text:p>31.1418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68472258064" calcext:value-type="float">
            <text:p>30.9168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9085" calcext:value-type="float">
            <text:p>30.779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94667586207" calcext:value-type="float">
            <text:p>30.96946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49375" calcext:value-type="float">
            <text:p>31.3824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043" calcext:value-type="float">
            <text:p>31.586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8606451613" calcext:value-type="float">
            <text:p>31.601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95475" calcext:value-type="float">
            <text:p>31.6419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80781935484" calcext:value-type="float">
            <text:p>31.548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71585" calcext:value-type="float">
            <text:p>31.3671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8995" calcext:value-type="float">
            <text:p>31.1998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5290322581" calcext:value-type="float">
            <text:p>30.97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69344516129" calcext:value-type="float">
            <text:p>30.606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47197419355" calcext:value-type="float">
            <text:p>30.3147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150525" calcext:value-type="float">
            <text:p>30.3315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94744827586" calcext:value-type="float">
            <text:p>30.4794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7269" calcext:value-type="float">
            <text:p>30.7272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2811" calcext:value-type="float">
            <text:p>30.872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84841290323" calcext:value-type="float">
            <text:p>30.8384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87065" calcext:value-type="float">
            <text:p>30.7987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88307096774" calcext:value-type="float">
            <text:p>31.1288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86675" calcext:value-type="float">
            <text:p>31.3188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6275" calcext:value-type="float">
            <text:p>31.309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1479483871" calcext:value-type="float">
            <text:p>31.2314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712475" calcext:value-type="float">
            <text:p>31.0971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96985806452" calcext:value-type="float">
            <text:p>30.9196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82475" calcext:value-type="float">
            <text:p>30.9828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62904" calcext:value-type="float">
            <text:p>31.0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674375" calcext:value-type="float">
            <text:p>31.0967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834675" calcext:value-type="float">
            <text:p>30.9683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01687272727" calcext:value-type="float">
            <text:p>30.86016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6608" calcext:value-type="float">
            <text:p>30.5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74495483871" calcext:value-type="float">
            <text:p>30.3774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6269" calcext:value-type="float">
            <text:p>30.3462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800975" calcext:value-type="float">
            <text:p>30.5580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09710967742" calcext:value-type="float">
            <text:p>30.8509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44725" calcext:value-type="float">
            <text:p>31.0104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3872" calcext:value-type="float">
            <text:p>31.2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4571034483" calcext:value-type="float">
            <text:p>32.15345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882875" calcext:value-type="float">
            <text:p>32.5388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78775" calcext:value-type="float">
            <text:p>32.547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38603870968" calcext:value-type="float">
            <text:p>32.5338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863075" calcext:value-type="float">
            <text:p>32.4786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348" calcext:value-type="float">
            <text:p>32.3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08567272727" calcext:value-type="float">
            <text:p>32.30085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316775" calcext:value-type="float">
            <text:p>32.2031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69553548387" calcext:value-type="float">
            <text:p>32.0769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855325" calcext:value-type="float">
            <text:p>31.8585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37460645161" calcext:value-type="float">
            <text:p>31.643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88165" calcext:value-type="float">
            <text:p>31.6788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58496551724" calcext:value-type="float">
            <text:p>31.8258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92275" calcext:value-type="float">
            <text:p>31.919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323175" calcext:value-type="float">
            <text:p>31.9532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87948235294" calcext:value-type="float">
            <text:p>31.908794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6217931035" calcext:value-type="float">
            <text:p>31.80262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12761290323" calcext:value-type="float">
            <text:p>31.841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512425" calcext:value-type="float">
            <text:p>31.8551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521575" calcext:value-type="float">
            <text:p>31.8252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0854193548" calcext:value-type="float">
            <text:p>31.741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56425" calcext:value-type="float">
            <text:p>31.5655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86278709677" calcext:value-type="float">
            <text:p>31.398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5745" calcext:value-type="float">
            <text:p>31.2665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4811034483" calcext:value-type="float">
            <text:p>31.20248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51275" calcext:value-type="float">
            <text:p>31.1535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7121" calcext:value-type="float">
            <text:p>31.067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74101538462" calcext:value-type="float">
            <text:p>30.97741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5035789474" calcext:value-type="float">
            <text:p>30.839503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8270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64326153846" calcext:value-type="float">
            <text:p>31.18643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18" meta:object-count="0"/>
    <meta:user-defined meta:name="AppVersion">3.0</meta:user-defined>
  </office:meta>
</office:document-meta>
</file>